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font-size-asian="14pt" style:font-size-complex="16pt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 style:list-style-name="L1">
      <style:text-properties style:font-name="Times New Roman"/>
    </style:style>
    <style:style style:name="P6" style:family="paragraph" style:parent-style-name="Standard" style:list-style-name="L1">
      <style:text-properties style:font-name="Times New Roman"/>
    </style:style>
    <style:style style:name="P7" style:family="paragraph" style:parent-style-name="Standard" style:list-style-name="L1">
      <style:text-properties style:font-name="Times New Roman"/>
    </style:style>
    <style:style style:name="P8" style:family="paragraph" style:parent-style-name="Standard" style:list-style-name="L1">
      <style:text-properties style:font-name="Times New Roman"/>
    </style:style>
    <style:style style:name="P9" style:family="paragraph" style:parent-style-name="Standard" style:list-style-name="L1">
      <style:text-properties style:font-name="Times New Roman"/>
    </style:style>
    <style:style style:name="P10" style:family="paragraph" style:parent-style-name="Standard" style:list-style-name="L1">
      <style:text-properties style:font-name="Times New Roman"/>
    </style:style>
    <style:style style:name="P11" style:family="paragraph" style:parent-style-name="Standard" style:list-style-name="L1">
      <style:text-properties style:font-name="Times New Roman"/>
    </style:style>
    <style:style style:name="P12" style:family="paragraph" style:parent-style-name="Standard" style:list-style-name="L1">
      <style:text-properties style:font-name="Times New Roman"/>
    </style:style>
    <style:style style:name="P13" style:family="paragraph" style:parent-style-name="Standard" style:list-style-name="L1">
      <style:text-properties style:font-name="Times New Roman"/>
    </style:style>
    <style:style style:name="P14" style:family="paragraph" style:parent-style-name="Standard" style:list-style-name="L1">
      <style:text-properties style:font-name="Times New Roman"/>
    </style:style>
    <style:style style:name="P15" style:family="paragraph" style:parent-style-name="Standard">
      <style:text-properties fo:color="#000000" style:font-name="Times New Roman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43820" style:font-name="Monaco" fo:font-size="10pt" style:font-name-asian="Monaco" style:font-size-asian="10pt" style:font-name-complex="Monaco" style:font-size-complex="10pt"/>
    </style:style>
    <style:style style:name="T6" style:family="text">
      <style:text-properties fo:color="#643820" fo:font-size="10pt" style:font-name-asian="Monaco" style:font-size-asian="10pt" style:font-name-complex="Monaco" style:font-size-complex="10pt"/>
    </style:style>
    <style:style style:name="T7" style:family="text">
      <style:text-properties fo:color="#643820" style:font-name-asian="Monaco" style:font-name-complex="Monaco"/>
    </style:style>
    <style:style style:name="T8" style:family="text">
      <style:text-properties style:font-name-asian="Monaco" style:font-name-complex="Monaco"/>
    </style:style>
    <style:style style:name="T9" style:family="text">
      <style:text-properties fo:color="#000000"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DD for the </text:span><text:span text:style-name="T2">iPhone</text:span></text:p>
      <text:p text:style-name="P3"><text:span text:style-name="T1">using Google Toolbox for Mac</text:span></text:p>
      <text:p text:style-name="P3"><text:span text:style-name="T1"/></text:p>
      <text:p text:style-name="P1"><text:span text:style-name="T1"><text:tab/></text:span></text:p>
      <text:p text:style-name="P1"><text:span text:style-name="T1">Where to get it: </text:span><text:a xlink:type="simple" xlink:href="http://code.google.com/p/google-toolbox-for-mac/wiki/iPhoneUnitTesting"><text:span text:style-name="T1">http://code.google.com/p/google-toolbox-for-mac/wiki/iPhoneUnitTesting</text:span></text:a></text:p>
      <text:p text:style-name="P1"><text:span text:style-name="T1"/></text:p>
      <text:p text:style-name="P1"><text:span text:style-name="T1">Setup (instructions also available on website): </text:span></text:p>
      <text:list text:style-name="L1">
        <text:list-item>
          <text:p text:style-name="P4"><text:span text:style-name="T1">Create a new iPhone Target (Cocoa Touch Application) via "Project Menu &gt; New Target...". Choose a name that makes some sense such as "Unit Test".</text:span></text:p>
        </text:list-item>
        <text:list-item>
          <text:p text:style-name="P4"><text:span text:style-name="T1">Right click the target and choose to add Existing Files.</text:span></text:p>
        </text:list-item>
        <text:list-item>
          <text:p text:style-name="P4"><text:span text:style-name="T1">Add google-toolbox-for-mac/UnitTesting/GTMIPhoneUnitTestMain.m to your target</text:span></text:p>
        </text:list-item>
        <text:list-item>
          <text:p text:style-name="P4"><text:span text:style-name="T1">Add google-toolbox-for-mac/UnitTesting/GTMIPhoneUnitTestDelegate.m to your target</text:span></text:p>
        </text:list-item>
        <text:list-item>
          <text:p text:style-name="P4"><text:span text:style-name="T1">Add google-toolbox-for-mac/UnitTesting/GTMIPhoneUnitTestDelegate.h to your target</text:span></text:p>
        </text:list-item>
        <text:list-item>
          <text:p text:style-name="P4"><text:span text:style-name="T1">Add google-toolbox-for-mac/UnitTesting/GTMSenTestCase.m to your target</text:span></text:p>
        </text:list-item>
        <text:list-item>
          <text:p text:style-name="P4"><text:span text:style-name="T1">Add google-toolbox-for-mac/UnitTesting/GTMSenTestCase.h to your target</text:span></text:p>
        </text:list-item>
        <text:list-item>
          <text:p text:style-name="P4"><text:span text:style-name="T1">Add google-toolbox-for-mac/GTMDefines.h to your target</text:span></text:p>
        </text:list-item>
        <text:list-item>
          <text:p text:style-name="P4"><text:span text:style-name="T1">Add a new 'run script' build phase as the last step of your target build via "Project Menu &gt; New Build Phase &gt; New Run Script Build Phase", and dragging it to the end of the build steps if needed.</text:span></text:p>
        </text:list-item>
        <text:list-item>
          <text:p text:style-name="P4"><text:span text:style-name="T1">Edit your Run Script Build Phase by double clicking it, and set the shell to "/bin/sh" and the script to "PATH_TO_GTM/UnitTesting/RunIPhoneUnitTest.sh", where PATH_TO_GTM is the path to your local version of google-toolbox-for-mac.</text:span></text:p>
        </text:list-item>
        <text:list-item>
          <text:p text:style-name="P4"><text:span text:style-name="T1">Build! Note that if you choose build and go you will see your unit tests executed twice, once as part of the build script, and once being run </text:span></text:p>
        </text:list-item>
      </text:list>
      <text:p text:style-name="P1"><text:span text:style-name="T1"/></text:p>
      <text:p text:style-name="P1"><text:span text:style-name="T1">Your target should now build cleanly, and if you check the build log you should see something like: "Executed 0 tests, with 0 failures (0 unexpected) in 0.001 (0.001) seconds" at the end.</text:span></text:p>
      <text:p text:style-name="P1"><text:span text:style-name="T1"/></text:p>
      <text:p text:style-name="P1"><text:span text:style-name="T1">Common Assertions:</text:span></text:p>
      <text:p text:style-name="P1"><text:span text:style-name="T1"><text:tab/>STAssertFalse</text:span></text:p>
      <text:p text:style-name="P1"><text:span text:style-name="T1"><text:tab/>STAsse</text:span><text:span text:style-name="T9">rtTrue</text:span></text:p>
      <text:p text:style-name="P1"><text:span text:style-name="T9"><text:tab/>STAssertEquals</text:span></text:p>
      <text:p text:style-name="P1"><text:span text:style-name="T9"><text:tab/>STAssertNotEquals</text:span></text:p>
      <text:p text:style-name="P1"><text:span text:style-name="T9"><text:tab/>STAssertEqualObjects</text:span></text:p>
      <text:p text:style-name="P15"><text:tab/>STAssertNULL</text:p>
      <text:p text:style-name="P15"><text:tab/><text:span text:style-name="T8">STAssertNotNULL</text:span></text:p>
      <text:p text:style-name="P15"><text:span text:style-name="T8"/></text:p>
      <text:p text:style-name="P15"><text:span text:style-name="T8"><text:tab/>The full list of assertions can be found in the GTMSenTestCase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3-08T11:26:12</meta:creation-date>
    <dc:date>2009-03-08T12:47:54</dc:date>
    <dc:language>en-US</dc:language>
    <meta:editing-cycles>7</meta:editing-cycles>
    <meta:editing-duration>PT1H5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324" meta:character-count="2000"/>
  </office:meta>
</office:document-meta>
</file>